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
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-one needs to use the bathroom, right?
Everyone's al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
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-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【Orb Fragment】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 new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 office:value-type="string">
            <text:p>【Produced \V[1366]ml of pee!】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you have to make do with what
you've got...!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good over
there! Gimme, gimme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Fuu—... that felt amazin'... ☆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n't that an item for those who need to
relieve themselves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-I'm still absolutely... fine, thank
you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I-I'm saved...! I will take you up on
your kind offer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's... coming... out...! I-I can't take it
any longer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
nooow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ll betterr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heavens... I'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have any of these for 1 Spirit Orb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5+01:00</meta:creation-date>
    <dc:date>2019-12-14T19:37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